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182.15pt"/>
    </style:style>
    <style:style style:name="co13" style:family="table-column">
      <style:table-column-properties fo:break-before="auto" style:column-width="141.25pt"/>
    </style:style>
    <style:style style:name="co14" style:family="table-column">
      <style:table-column-properties fo:break-before="auto" style:column-width="133.51pt"/>
    </style:style>
    <style:style style:name="co15" style:family="table-column">
      <style:table-column-properties fo:break-before="auto" style:column-width="213.79pt"/>
    </style:style>
    <style:style style:name="co16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555556 0.84722222 0.98484848 0.80597015 0.80597015 0.558441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4482759 0.65306122 0.8313253 <text:s/>0.61038961 0.710144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0625 <text:s text:c="3"/>0.81333333 1. <text:s text:c="8"/>0.94736842 0.7012987 <text:s/>0.728813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9032258 0.42105263 0.94520548 0.67142857 0.6202531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1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69. 75. 74. 67. 74. 70. 67. 64. 75. 74. 73. <text:s/>0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21. 15. 16. 23. 20. 12. 19. 22. 15. 16. 17. <text:s/>0.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6:37:48.837925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24T16:39:40.571263501</dc:date>
    <meta:editing-duration>PT8H6M6S</meta:editing-duration>
    <meta:editing-cycles>50</meta:editing-cycles>
    <meta:generator>LibreOffice/6.0.7.3$Linux_X86_64 LibreOffice_project/00m0$Build-3</meta:generator>
    <meta:document-statistic meta:table-count="1" meta:cell-count="797" meta:object-count="0"/>
  </office:meta>
</office:document-meta>
</file>